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6"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7"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8" style:family="paragraph" style:parent-style-name="Standard" style:list-style-name="L1">
      <style:paragraph-properties fo:text-align="justify" style:justify-single-word="false" style:writing-mode="rl-tb"/>
      <style:text-properties style:font-name="XB Zar" style:font-name-complex="XB Za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بر روی هارددیسک خود به این سیستم‌عامل اختصاص دهید تا به‌راحتی بتوانید از آن فضای خالی برای پارتیشن‌بندی استفاده کنید.</text:p>
      <text:p text:style-name="P2"/>
      <text:p text:style-name="P4">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بر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شیوه‌ی نصب</text:p>
          </table:table-cell>
          <table:table-cell table:style-name="Table1.A1" office:value-type="string">
            <text:p text:style-name="P6">حداقل حافظه RAM</text:p>
          </table:table-cell>
          <table:table-cell table:style-name="Table1.A1" office:value-type="string">
            <text:p text:style-name="P6">حافظه RAM پیشنهادی</text:p>
          </table:table-cell>
          <table:table-cell table:style-name="Table1.D1" office:value-type="string">
            <text:p text:style-name="P6">هارد دیسک</text:p>
          </table:table-cell>
        </table:table-row>
        <table:table-row>
          <table:table-cell table:style-name="Table1.A2" office:value-type="string">
            <text:p text:style-name="P7">بدون محیط گرافیکی</text:p>
          </table:table-cell>
          <table:table-cell table:style-name="Table1.A2" office:value-type="string">
            <text:p text:style-name="P7">۶۴ مگابایت</text:p>
          </table:table-cell>
          <table:table-cell table:style-name="Table1.A2" office:value-type="string">
            <text:p text:style-name="P7">۲۵۶ مگابایت</text:p>
          </table:table-cell>
          <table:table-cell table:style-name="Table1.D2" office:value-type="string">
            <text:p text:style-name="P7">۱ گیگابایت</text:p>
          </table:table-cell>
        </table:table-row>
        <table:table-row>
          <table:table-cell table:style-name="Table1.A3" office:value-type="string">
            <text:p text:style-name="P7">با محیط گرافیکی</text:p>
          </table:table-cell>
          <table:table-cell table:style-name="Table1.A3" office:value-type="string">
            <text:p text:style-name="P7">۱۲۸ مگابایت</text:p>
          </table:table-cell>
          <table:table-cell table:style-name="Table1.A3" office:value-type="string">
            <text:p text:style-name="P7">۵۱۲ مگابایت</text:p>
          </table:table-cell>
          <table:table-cell table:style-name="Table1.D3" office:value-type="string">
            <text:p text:style-name="P7">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4">شیوه‌های مختلف نصب</text:p>
      <text:p text:style-name="P2">سیستم‌عامل دبیان را می‌توان به چند روش نصب کرد:</text:p>
      <text:list xml:id="list159042096" text:style-name="L1">
        <text:list-item>
          <text:p text:style-name="P8"><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8"><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8"><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8"><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5"/>
      <text:p text:style-name="P5">در این کتاب تنها به روش نصب از روی دی‌وی‌دی (که همراه کتاب است) اشاره خواهیم کرد، چون ساده‌ترین راه نصب، نصب از روی دی‌وی‌دی است.</text:p>
      <text:p text:style-name="P5"/>
      <text:p text:style-name="P4">مراحل نصب دبیان گنو/لینوکس</text:p>
      <text:p text:style-name="P2">در این قسمت مراحل نصب سیستم‌عامل دبیان فهرست‌وار بیان می‌شود. شایان ذکر است که سیستم‌عامل دبیان <text:soft-page-break/>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بر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4">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صفحه‌کلی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۱۰- صفحه‌ای نمایش داده می‌شود که می‌توانید یک کاربر برای خود ایجاد کنید که دسترسی‌های محدودی <text:soft-page-break/>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بر روی نام هارددیسک خود آنرا ایجاد کنید.</text:p>
      <text:p text:style-name="P2"><text:tab/>۳- سپس بر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بر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tab/>۱۳- در انتها گزینه‌ی Finish partitioning and write changes to disk (اتمام پارتیشن‌بندی و ذخیره‌ی تغییرات در هارددیسک) را برای پایان مراحل نصب و اعمال تغییرات بر روی هارددیسک انتخاب کنید.</text:p>
      <text:p text:style-name="P2"><text:tab/>۱۴- سؤالی از شما پرسیده می‌شود که آیا مایل به انجام این کار هستید، در صورت اطمینان، گزینه‌ی Yes را انتخاب کنید.</text:p>
      <text:p text:style-name="P2"><text:soft-page-break/>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بر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4">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8T19:32:08</dc:date>
    <dc:creator>Mostafa Moradian</dc:creator>
    <meta:editing-duration>PT8H52M49S</meta:editing-duration>
    <meta:editing-cycles>309</meta:editing-cycles>
    <meta:generator>LibreOffice/3.3$Linux LibreOffice_project/330m19$Build-202</meta:generator>
    <meta:document-statistic meta:table-count="1" meta:image-count="0" meta:object-count="0" meta:page-count="4" meta:paragraph-count="89" meta:word-count="1904" meta:character-count="8921"/>
  </office:meta>
</office:document-meta>
</file>